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  <style:text-properties fo:font-size="7pt" style:font-size-asian="7pt" style:font-size-complex="7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table:style-name="ce6"/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0.45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345" table:style-name="ce5">
            <text:p>345</text:p>
          </table:table-cell>
          <table:table-cell office:value-type="float" office:value="69" table:style-name="ce5">
            <text:p>69</text:p>
          </table:table-cell>
          <table:table-cell office:value-type="float" office:value="21" table:style-name="ce5">
            <text:p>21</text:p>
          </table:table-cell>
          <table:table-cell office:value-type="float" office:value="200" table:style-name="ce5">
            <text:p>20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7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Rumeysa Öztürk</dc:creator>
    <meta:creation-date>2020-11-22T17:04:44Z</meta:creation-date>
    <dc:date>2020-12-05T20:38:28Z</dc:date>
  </office:meta>
</office:document-meta>
</file>